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4997" officeooo:paragraph-rsid="00104997"/>
    </style:style>
    <style:style style:name="P2" style:family="paragraph" style:parent-style-name="Standard">
      <style:text-properties officeooo:rsid="00104997" officeooo:paragraph-rsid="00104997"/>
    </style:style>
    <style:style style:name="P3" style:family="paragraph" style:parent-style-name="Standard">
      <style:text-properties officeooo:rsid="001187ad" officeooo:paragraph-rsid="001187ad"/>
    </style:style>
    <style:style style:name="P4" style:family="paragraph" style:parent-style-name="Heading_20_1">
      <style:text-properties officeooo:rsid="00104997" officeooo:paragraph-rsid="001049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Ohtu harjoitus</text:h>
      <text:p text:style-name="P1"/>
      <text:p text:style-name="P1">Tässä on nyt jotakin tekstiä</text:p>
      <text:p text:style-name="P1"/>
      <text:p text:style-name="P3">Nyt tekstiä on hiukan lisä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1:01:06.192922039</meta:creation-date>
    <dc:date>2015-09-05T11:14:38.958777062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12" meta:character-count="69" meta:non-whitespace-character-count="69"/>
  </office:meta>
</office:document-meta>
</file>